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23b6" officeooo:paragraph-rsid="001623b6"/>
    </style:style>
    <style:style style:name="T1" style:family="text">
      <style:text-properties officeooo:rsid="0016c5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ia 1</text:p>
      <text:p text:style-name="P1"/>
      <text:p text:style-name="P1">Tzin, el personaje principal debe encontrar la piedra del sol y la piedra de la luna antes que termine el día para detener al hijo de Tonatiuh para destruir el mundo, pero el mundo debe ser destruido para que pueda surgir el nuevo sol, esto solo se logrará en caso de que se junten las 2 piedras, entonces renacerá el nuevo mundo bajo el nuevo sol.</text:p>
      <text:p text:style-name="P1"/>
      <text:p text:style-name="P1">Historia 2</text:p>
      <text:p text:style-name="P1"/>
      <text:p text:style-name="P1">El mundo esta a punto de ser dominado por una entidad hecha de celulas artificiales o nanomáquinas con propia autoconciencia y que se auto proclaman como la nueva forma de vida dominante que desea acabar con la humanidad. Debe encontrar el arma final para poder destruir al ente y salvar a la humanidad.</text:p>
      <text:p text:style-name="P1"/>
      <text:p text:style-name="P1">Historia 3</text:p>
      <text:p text:style-name="P1"/>
      <text:p text:style-name="P1">Unos extraterrestres se han apoderado del mundo y han destruido a casi toda la población y al resto la tienen capturada, solo han dejado vivos a unos cuantos <text:span text:style-name="T1">niños</text:span> que se revelan para poder salvar a la humanidad. <text:span text:style-name="T1">Hay que encontrar al jefe de los extraterrestres para vencerlo y que liberar a los human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1T16:11:55.172000000</dc:date>
    <meta:editing-duration>PT3M39S</meta:editing-duration>
    <meta:editing-cycles>1</meta:editing-cycles>
    <meta:generator>LibreOffice/6.0.2.1$Windows_X86_64 LibreOffice_project/f7f06a8f319e4b62f9bc5095aa112a65d2f3ac89</meta:generator>
    <meta:document-statistic meta:table-count="0" meta:image-count="0" meta:object-count="0" meta:page-count="1" meta:paragraph-count="6" meta:word-count="179" meta:character-count="985" meta:non-whitespace-character-count="812"/>
  </office:meta>
</office:document-meta>
</file>